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dd58a" draw:textarea-horizontal-align="justify" draw:textarea-vertical-align="middle" draw:auto-grow-height="false" fo:min-height="0.938cm" fo:min-width="3.15cm"/>
    </style:style>
    <style:style style:name="gr2" style:family="graphic" style:parent-style-name="standard">
      <style:graphic-properties svg:stroke-color="#000000" draw:fill-color="#add58a" draw:textarea-horizontal-align="justify" draw:textarea-vertical-align="middle" draw:auto-grow-height="false" fo:min-height="1.065cm" fo:min-width="3.539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Arrow" draw:marker-start-width="0.3cm" draw:marker-end="" draw:marker-end-width="0.3cm" draw:textarea-vertical-align="middle"/>
    </style:style>
    <style:style style:name="gr6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7" style:family="graphic" style:parent-style-name="standard">
      <style:graphic-properties svg:stroke-color="#000000" draw:marker-start="" draw:marker-start-width="0.3cm" draw:marker-end="Arrow" draw:marker-end-width="0.3cm" draw:fill="solid" draw:fill-color="#000000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971cm"/>
    </style:style>
    <style:style style:name="gr9" style:family="graphic" style:parent-style-name="standard">
      <style:graphic-properties svg:stroke-color="#000000" draw:marker-start="" draw:marker-start-width="0.3cm" draw:marker-end="Arrow" draw:marker-end-width="0.3cm" draw:fill="solid" draw:fill-color="#000000" draw:textarea-vertical-align="middle"/>
    </style:style>
    <style:style style:name="gr10" style:family="graphic" style:parent-style-name="standard">
      <style:graphic-properties svg:stroke-color="#000000" draw:marker-start="Arrow" draw:marker-start-width="0.3cm" draw:marker-end="" draw:marker-end-width="0.3cm" draw:fill="solid" draw:fill-color="#000000" draw:textarea-vertical-align="middle"/>
    </style:style>
    <style:style style:name="gr11" style:family="graphic" style:parent-style-name="standard">
      <style:graphic-properties svg:stroke-width="0.035cm" svg:stroke-color="#000000" draw:marker-start="" draw:marker-start-width="0.352cm" draw:marker-end="Arrow" draw:marker-end-width="0.352cm" draw:fill="solid" draw:fill-color="#000000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="Arrow" draw:marker-start-width="0.352cm" draw:marker-end="" draw:marker-end-width="0.352cm" draw:fill="solid" draw:fill-color="#000000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6cm" fo:min-width="0cm"/>
    </style:style>
    <style:style style:name="gr14" style:family="graphic" style:parent-style-name="standard">
      <style:graphic-properties svg:stroke-width="0.035cm" svg:stroke-color="#000000" draw:marker-start="Double_20_Arrow" draw:marker-start-width="0.352cm" draw:marker-end="Double_20_Arrow" draw:marker-end-width="0.352cm" draw:fill="solid" draw:fill-color="#000000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="Arrow" draw:marker-start-width="0.352cm" draw:marker-end="Arrow" draw:marker-end-width="0.352cm" draw:fill="solid" draw:fill-color="#000000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000000" draw:marker-start="" draw:marker-start-width="0.352cm" draw:marker-end="Arrow" draw:marker-end-width="0.352cm" draw:fill="solid" draw:fill-color="#000000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color="#ffffff" draw:fill="solid" draw:fill-color="#7da7d8" draw:textarea-horizontal-align="justify" draw:textarea-vertical-align="middle" draw:auto-grow-height="false" fo:min-height="0.512cm" fo:min-width="1.278cm"/>
    </style:style>
    <style:style style:name="gr19" style:family="graphic" style:parent-style-name="standard">
      <style:graphic-properties svg:stroke-color="#ffffff" draw:fill="solid" draw:fill-color="#8ccfb7" draw:textarea-horizontal-align="justify" draw:textarea-vertical-align="middle" draw:auto-grow-height="false" fo:min-height="0.512cm" fo:min-width="1.405cm"/>
    </style:style>
    <style:style style:name="gr20" style:family="graphic" style:parent-style-name="standard">
      <style:graphic-properties svg:stroke-color="#ffffff" draw:fill="solid" draw:fill-color="#e3d200" draw:textarea-horizontal-align="justify" draw:textarea-vertical-align="middle" draw:auto-grow-height="false" fo:min-height="0.512cm" fo:min-width="11.597cm"/>
    </style:style>
    <style:style style:name="gr21" style:family="graphic" style:parent-style-name="standard">
      <style:graphic-properties draw:stroke="none" svg:stroke-color="#000000" draw:fill="none" draw:fill-color="#ffffff" fo:min-height="0.585cm"/>
    </style:style>
    <style:style style:name="gr22" style:family="graphic" style:parent-style-name="standard">
      <style:graphic-properties draw:stroke="none" svg:stroke-color="#000000" draw:fill="none" draw:fill-color="#ffffff" fo:min-height="0.766cm"/>
    </style:style>
    <style:style style:name="gr23" style:family="graphic" style:parent-style-name="standard">
      <style:graphic-properties draw:stroke="none" svg:stroke-color="#000000" draw:fill="none" draw:fill-color="#ffffff" fo:min-height="0.534cm"/>
    </style:style>
    <style:style style:name="gr24" style:family="graphic" style:parent-style-name="standard">
      <style:graphic-properties draw:stroke="none" svg:stroke-color="#000000" draw:fill="none" draw:fill-color="#ffffff" fo:min-height="0.639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none" draw:fill-color="#000000" draw:textarea-vertical-align="middle" draw:auto-grow-height="false" fo:min-height="4.326cm" fo:min-width="0cm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draw:marker-start-width="0.252cm" draw:marker-end="" draw:marker-end-width="0.352cm" draw:fill="none" draw:fill-color="#000000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  <style:text-properties fo:color="#111111"/>
    </style:style>
    <style:style style:name="P2" style:family="paragraph">
      <loext:graphic-properties draw:fill-color="#add58a"/>
      <style:paragraph-properties fo:text-align="center"/>
      <style:text-properties fo:color="#111111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  <style:text-properties fo:color="#000000"/>
    </style:style>
    <style:style style:name="P6" style:family="paragraph">
      <style:text-properties fo:font-size="24pt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000000" fo:font-size="24pt" fo:font-weight="bold" style:font-weight-asian="bold" style:font-weight-complex="bold"/>
    </style:style>
    <style:style style:name="P8" style:family="paragraph">
      <style:paragraph-properties fo:text-align="center"/>
      <style:text-properties fo:color="#000000"/>
    </style:style>
    <style:style style:name="P9" style:family="paragraph">
      <style:text-properties fo:color="#000000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loext:graphic-properties draw:fill="solid" draw:fill-color="#000000"/>
      <style:paragraph-properties fo:text-align="center"/>
      <style:text-properties fo:color="#000000" fo:font-size="16pt" style:font-size-asian="16pt" style:font-size-complex="16pt"/>
    </style:style>
    <style:style style:name="P12" style:family="paragraph">
      <loext:graphic-properties draw:fill="solid" draw:fill-color="#000000"/>
      <style:paragraph-properties fo:text-align="center"/>
      <style:text-properties fo:color="#000000" fo:font-size="15pt" style:font-size-asian="15pt" style:font-size-complex="15pt"/>
    </style:style>
    <style:style style:name="P13" style:family="paragraph">
      <loext:graphic-properties draw:fill="solid" draw:fill-color="#000000"/>
      <style:paragraph-properties fo:text-align="center"/>
      <style:text-properties fo:color="#000000" fo:font-size="12pt" style:font-size-asian="12pt" style:font-size-complex="12pt"/>
    </style:style>
    <style:style style:name="P14" style:family="paragraph">
      <loext:graphic-properties draw:fill="solid" draw:fill-color="#7da7d8"/>
      <style:paragraph-properties fo:text-align="center"/>
      <style:text-properties fo:color="#111111"/>
    </style:style>
    <style:style style:name="P15" style:family="paragraph">
      <loext:graphic-properties draw:fill="solid" draw:fill-color="#8ccfb7"/>
      <style:paragraph-properties fo:text-align="center"/>
      <style:text-properties fo:color="#111111"/>
    </style:style>
    <style:style style:name="P16" style:family="paragraph">
      <loext:graphic-properties draw:fill="solid" draw:fill-color="#e3d200"/>
      <style:paragraph-properties fo:text-align="center"/>
      <style:text-properties fo:color="#111111"/>
    </style:style>
    <style:style style:name="P17" style:family="paragraph">
      <loext:graphic-properties draw:fill="none" draw:fill-color="#000000"/>
      <style:paragraph-properties fo:text-align="center"/>
      <style:text-properties fo:color="#000000"/>
    </style:style>
    <style:style style:name="T1" style:family="text">
      <style:text-properties fo:color="#11111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111111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65cm" svg:height="1.188cm" svg:x="0.441cm" svg:y="0.441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039cm" svg:height="1.315cm" svg:x="13.217cm" svg:y="0.44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266cm" svg:y1="1.627cm" svg:x2="2.266cm" svg:y2="10.723cm">
          <text:p/>
        </draw:line>
        <draw:line draw:style-name="gr3" draw:text-style-name="P3" draw:layer="layout" svg:x1="15.224cm" svg:y1="1.762cm" svg:x2="15.224cm" svg:y2="10.779cm">
          <text:p/>
        </draw:line>
        <draw:line draw:style-name="gr4" draw:text-style-name="P3" draw:layer="layout" svg:x1="2.266cm" svg:y1="2.418cm" svg:x2="14.519cm" svg:y2="3.077cm">
          <text:p text:style-name="P4"><text:span text:style-name="T2">Connect</text:span></text:p>
          <text:p text:style-name="P4"/>
        </draw:line>
        <draw:line draw:style-name="gr5" draw:text-style-name="P4" draw:layer="layout" svg:x1="2.787cm" svg:y1="4.528cm" svg:x2="15.17cm" svg:y2="3.473cm">
          <text:p text:style-name="P4"><text:span text:style-name="T2">Accept</text:span></text:p>
          <text:p text:style-name="P4"><text:span text:style-name="T2"/></text:p>
        </draw:line>
        <draw:line draw:style-name="gr6" draw:text-style-name="P4" draw:layer="layout" svg:x1="2.266cm" svg:y1="5.582cm" svg:x2="14.649cm" svg:y2="5.846cm">
          <text:p/>
        </draw:line>
        <draw:line draw:style-name="gr7" draw:text-style-name="P5" draw:layer="layout" svg:x1="15.224cm" svg:y1="5.953cm" svg:x2="2.787cm" svg:y2="6.373cm">
          <text:p/>
        </draw:line>
        <draw:line draw:style-name="gr7" draw:text-style-name="P5" draw:layer="layout" svg:x1="2.266cm" svg:y1="6.637cm" svg:x2="14.649cm" svg:y2="6.901cm">
          <text:p/>
        </draw:line>
        <draw:line draw:style-name="gr7" draw:text-style-name="P5" draw:layer="layout" svg:x1="15.171cm" svg:y1="7.032cm" svg:x2="2.918cm" svg:y2="7.427cm">
          <text:p/>
        </draw:line>
        <draw:frame draw:style-name="gr8" draw:text-style-name="P7" draw:layer="layout" svg:width="7.17cm" svg:height="2.221cm" svg:x="5.395cm" svg:y="5.977cm">
          <draw:text-box>
            <text:p text:style-name="P6"><text:span text:style-name="T2">SSL Handshake</text:span></text:p>
          </draw:text-box>
        </draw:frame>
        <draw:line draw:style-name="gr9" draw:text-style-name="P5" draw:layer="layout" svg:x1="2.266cm" svg:y1="8.35cm" svg:x2="14.519cm" svg:y2="9.009cm">
          <text:p text:style-name="P8"><text:span text:style-name="T2">Request</text:span></text:p>
          <text:p text:style-name="P8"/>
        </draw:line>
        <draw:line draw:style-name="gr10" draw:text-style-name="P5" draw:layer="layout" svg:x1="2.787cm" svg:y1="10.328cm" svg:x2="15.17cm" svg:y2="9.273cm">
          <text:p text:style-name="P8"><text:span text:style-name="T2">Response</text:span></text:p>
          <text:p text:style-name="P8"><text:span text:style-name="T2"/></text:p>
        </draw:line>
      </draw:page>
      <draw:page draw:name="page2" draw:style-name="dp1" draw:master-page-name="Default">
        <draw:custom-shape draw:style-name="gr1" draw:text-style-name="P2" draw:layer="layout" svg:width="3.65cm" svg:height="1.188cm" svg:x="0.441cm" svg:y="0.467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266cm" svg:y1="1.653cm" svg:x2="2.266cm" svg:y2="10.749cm">
          <text:p/>
        </draw:line>
        <draw:line draw:style-name="gr3" draw:text-style-name="P3" draw:layer="layout" svg:x1="13.446cm" svg:y1="1.762cm" svg:x2="13.446cm" svg:y2="10.779cm">
          <text:p/>
        </draw:line>
        <draw:line draw:style-name="gr11" draw:text-style-name="P5" draw:layer="layout" svg:x1="2.336cm" svg:y1="4.024cm" svg:x2="13.065cm" svg:y2="4.683cm">
          <text:p text:style-name="P8"><text:span text:style-name="T2">Request</text:span></text:p>
          <text:p text:style-name="P8"/>
        </draw:line>
        <draw:line draw:style-name="gr12" draw:text-style-name="P5" draw:layer="layout" svg:x1="2.788cm" svg:y1="10.299cm" svg:x2="13.446cm" svg:y2="9.509cm">
          <text:p text:style-name="P8"><text:span text:style-name="T2">Response</text:span></text:p>
          <text:p text:style-name="P8"><text:span text:style-name="T2"/></text:p>
        </draw:line>
        <draw:frame draw:style-name="gr13" draw:text-style-name="P10" draw:layer="layout" svg:width="4.189cm" svg:height="3.556cm" svg:x="13.573cm" svg:y="4.302cm">
          <draw:text-box>
            <text:p text:style-name="P9">Wait for something interesting...</text:p>
          </draw:text-box>
        </draw:frame>
        <draw:custom-shape draw:style-name="gr2" draw:text-style-name="P2" draw:layer="layout" svg:width="4.039cm" svg:height="1.315cm" svg:x="11.566cm" svg:y="0.492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3.827cm" svg:y1="9.001cm" svg:x2="16.875cm" svg:y2="8.493cm">
          <text:p text:style-name="P8"><text:span text:style-name="T3">Event!</text:span></text:p>
          <text:p text:style-name="P8"><text:span text:style-name="T3"/></text:p>
        </draw:line>
        <draw:line draw:style-name="gr14" draw:text-style-name="P12" draw:layer="layout" svg:x1="2.905cm" svg:y1="2.397cm" svg:x2="12.938cm" svg:y2="2.397cm">
          <text:p text:style-name="P8"><text:span text:style-name="T4">Connect, SSL, and all that</text:span></text:p>
          <text:p text:style-name="P8"><text:span text:style-name="T4"/></text:p>
        </draw:line>
      </draw:page>
      <draw:page draw:name="page3" draw:style-name="dp1" draw:master-page-name="Default">
        <draw:custom-shape draw:style-name="gr1" draw:text-style-name="P2" draw:layer="layout" svg:width="3.65cm" svg:height="1.188cm" svg:x="1.414cm" svg:y="0.492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239cm" svg:y1="1.678cm" svg:x2="3.239cm" svg:y2="10.774cm">
          <text:p/>
        </draw:line>
        <draw:line draw:style-name="gr3" draw:text-style-name="P3" draw:layer="layout" svg:x1="14.183cm" svg:y1="1.762cm" svg:x2="14.183cm" svg:y2="10.779cm">
          <text:p/>
        </draw:line>
        <draw:line draw:style-name="gr11" draw:text-style-name="P5" draw:layer="layout" svg:x1="3.286cm" svg:y1="3.921cm" svg:x2="13.7cm" svg:y2="4.429cm">
          <text:p text:style-name="P8"><text:span text:style-name="T5">HTTP Request</text:span></text:p>
          <text:p text:style-name="P8"><text:span text:style-name="T6">(with WebSocket handshake headers)</text:span></text:p>
        </draw:line>
        <draw:custom-shape draw:style-name="gr2" draw:text-style-name="P2" draw:layer="layout" svg:width="4.039cm" svg:height="1.315cm" svg:x="12.303cm" svg:y="0.492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15" draw:text-style-name="P12" draw:layer="layout" svg:x1="3.667cm" svg:y1="2.27cm" svg:x2="13.7cm" svg:y2="2.27cm">
          <text:p text:style-name="P8"><text:span text:style-name="T4">Connect, SSL, and all that</text:span></text:p>
          <text:p text:style-name="P8"><text:span text:style-name="T4"/></text:p>
        </draw:line>
        <draw:line draw:style-name="gr12" draw:text-style-name="P11" draw:layer="layout" svg:x1="3.667cm" svg:y1="6.461cm" svg:x2="14.208cm" svg:y2="5.699cm">
          <text:p text:style-name="P8"><text:span text:style-name="T3">HTTP 101</text:span><text:span text:style-name="T3"><text:line-break/></text:span><text:span text:style-name="T3">Switching Protocols</text:span></text:p>
        </draw:line>
        <draw:line draw:style-name="gr11" draw:text-style-name="P13" draw:layer="layout" svg:x1="0.517cm" svg:y1="7.884cm" svg:x2="2.93cm" svg:y2="8.138cm">
          <text:p text:style-name="P8"><text:span text:style-name="T6">Event</text:span></text:p>
          <text:p text:style-name="P8"><text:span text:style-name="T6"/></text:p>
        </draw:line>
        <draw:line draw:style-name="gr16" draw:text-style-name="P5" draw:layer="layout" svg:x1="3.311cm" svg:y1="8.392cm" svg:x2="13.725cm" svg:y2="9.281cm">
          <text:p/>
        </draw:line>
        <draw:line draw:style-name="gr12" draw:text-style-name="P5" draw:layer="layout" svg:x1="3.565cm" svg:y1="9.535cm" svg:x2="14.233cm" svg:y2="7.884cm">
          <text:p text:style-name="P8"/>
        </draw:line>
        <draw:line draw:style-name="gr12" draw:text-style-name="P13" draw:layer="layout" svg:x1="14.335cm" svg:y1="7.731cm" svg:x2="17.129cm" svg:y2="7.096cm">
          <text:p text:style-name="P8"><text:span text:style-name="T6">Event</text:span></text:p>
          <text:p text:style-name="P8"><text:span text:style-name="T6"/></text:p>
        </draw:line>
        <draw:line draw:style-name="gr16" draw:text-style-name="P5" draw:layer="layout" svg:x1="3.311cm" svg:y1="8.9cm" svg:x2="13.725cm" svg:y2="9.916cm">
          <text:p/>
        </draw:line>
        <draw:line draw:style-name="gr11" draw:text-style-name="P5" draw:layer="layout" svg:x1="0.517cm" svg:y1="8.392cm" svg:x2="2.93cm" svg:y2="8.646cm">
          <text:p text:style-name="P8"><text:span text:style-name="T6">Event</text:span></text:p>
          <text:p text:style-name="P8"><text:span text:style-name="T6"/></text:p>
        </draw:line>
        <draw:frame draw:style-name="gr17" draw:text-style-name="P10" draw:layer="layout" svg:width="3.389cm" svg:height="0.962cm" svg:x="6.653cm" svg:y="7.757cm">
          <draw:text-box>
            <text:p text:style-name="P9">Messages</text:p>
          </draw:text-box>
        </draw:frame>
      </draw:page>
      <draw:page draw:name="page4" draw:style-name="dp1" draw:master-page-name="Default">
        <draw:custom-shape draw:style-name="gr18" draw:text-style-name="P14" xml:id="id1" draw:id="id1" draw:layer="layout" svg:width="1.778cm" svg:height="0.762cm" svg:x="1cm" svg:y="1cm">
          <text:p text:style-name="P1"><text:span text:style-name="T1">flags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xml:id="id3" draw:id="id3" draw:layer="layout" svg:width="1.905cm" svg:height="0.762cm" svg:x="2.778cm" svg:y="1cm">
          <text:p text:style-name="P1"><text:span text:style-name="T1">length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2.097cm" svg:height="0.762cm" svg:x="4.683cm" svg:y="1cm">
          <text:p text:style-name="P1"><text:span text:style-name="T1">data </text:span><text:span text:style-name="T1">bytes </text:span><text:span text:style-name="T7">(may be </text:span><text:span text:style-name="T7">compre</text:span><text:span text:style-name="T7">ssed or </text:span><text:span text:style-name="T7">masked</text:span><text:span text:style-name="T7">)</text:span></text:p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2.032cm" svg:height="0.962cm" svg:x="2.228cm" svg:y="3.34cm">
          <draw:text-box>
            <text:p>Cont.</text:p>
          </draw:text-box>
        </draw:frame>
        <draw:frame draw:style-name="gr22" draw:text-style-name="P10" draw:layer="layout" svg:width="2.032cm" svg:height="1.016cm" svg:x="2.27cm" svg:y="4.048cm">
          <draw:text-box>
            <text:p>Text</text:p>
          </draw:text-box>
        </draw:frame>
        <draw:frame draw:style-name="gr23" draw:text-style-name="P10" draw:layer="layout" svg:width="2.54cm" svg:height="0.962cm" svg:x="2.27cm" svg:y="4.81cm">
          <draw:text-box>
            <text:p>Binary</text:p>
          </draw:text-box>
        </draw:frame>
        <draw:frame draw:style-name="gr24" draw:text-style-name="P10" draw:layer="layout" svg:width="2.159cm" svg:height="0.962cm" svg:x="2.27cm" svg:y="5.572cm">
          <draw:text-box>
            <text:p>Close</text:p>
          </draw:text-box>
        </draw:frame>
        <draw:frame draw:style-name="gr22" draw:text-style-name="P10" draw:layer="layout" svg:width="1.905cm" svg:height="1.016cm" svg:x="2.27cm" svg:y="6.334cm">
          <draw:text-box>
            <text:p>Ping</text:p>
          </draw:text-box>
        </draw:frame>
        <draw:frame draw:style-name="gr24" draw:text-style-name="P10" draw:layer="layout" svg:width="2.032cm" svg:height="0.962cm" svg:x="2.27cm" svg:y="7.023cm">
          <draw:text-box>
            <text:p>Pong</text:p>
          </draw:text-box>
        </draw:frame>
        <draw:custom-shape draw:style-name="gr25" draw:text-style-name="P17" xml:id="id2" draw:id="id2" draw:layer="layout" svg:width="1.143cm" svg:height="4.826cm" svg:x="1.635cm" svg:y="3.28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26" draw:text-style-name="P17" draw:layer="layout" draw:type="curve" svg:x1="1.889cm" svg:y1="1.762cm" svg:x2="1.635cm" svg:y2="5.699cm" draw:start-shape="id1" draw:start-glue-point="2" draw:end-shape="id2" draw:end-glue-point="5" svg:d="M1889 1762c0 1131-387 942-645 1644s-387 2293 391 2293" svg:viewBox="0 0 845 3938">
          <text:p/>
        </draw:connector>
        <draw:connector draw:style-name="gr26" draw:text-style-name="P17" draw:layer="layout" draw:type="curve" svg:x1="3.73cm" svg:y1="1.762cm" svg:x2="7.539cm" svg:y2="3.032cm" draw:start-shape="id3" draw:start-glue-point="2" draw:end-shape="id4" svg:d="M3730 1762c0 954 3809 319 3809 1270" svg:viewBox="0 0 3810 1271">
          <text:p/>
        </draw:connector>
        <draw:frame draw:style-name="gr17" draw:text-style-name="P10" xml:id="id4" draw:id="id4" draw:layer="layout" svg:width="4.701cm" svg:height="0.962cm" svg:x="5.189cm" svg:y="3.032cm">
          <draw:text-box>
            <text:p text:style-name="P9">1, 3, or 8 byt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1.6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22:22:45.825090856</meta:creation-date>
    <dc:date>2019-06-17T01:25:22.423021335</dc:date>
    <meta:editing-duration>PT7M39S</meta:editing-duration>
    <meta:editing-cycles>1</meta:editing-cycles>
    <meta:document-statistic meta:object-count="49"/>
    <meta:generator>LibreOffice/6.0.7.3$Linux_X86_64 LibreOffice_project/00m0$Build-3</meta:generator>
  </office:meta>
</office:document-meta>
</file>